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Sample">
            <text:p>Sample</text:p>
          </table:table-cell>
          <table:table-cell table:style-name="pd1" office:value-type="string" office:value="CL">
            <text:p>CL</text:p>
          </table:table-cell>
          <table:table-cell table:style-name="pd1" office:value-type="string" office:value="PL">
            <text:p>PL</text:p>
          </table:table-cell>
          <table:table-cell table:style-name="pd1" office:value-type="string" office:value="Loai I">
            <text:p>Loai I</text:p>
          </table:table-cell>
          <table:table-cell table:style-name="pd1" office:value-type="string" office:value="Loai II">
            <text:p>Loai II</text:p>
          </table:table-cell>
          <table:table-cell table:style-name="pd1" office:value-type="string" office:value="Loai III">
            <text:p>Loai III</text:p>
          </table:table-cell>
          <table:table-cell table:style-name="pd1" office:value-type="string" office:value="Loai IV">
            <text:p>Loai IV</text:p>
          </table:table-cell>
          <table:table-cell table:style-name="pd1" office:value-type="string" office:value="Loai V">
            <text:p>Loai V</text:p>
          </table:table-cell>
          <table:table-cell table:style-name="pd1" office:value-type="string" office:value="Loai VI">
            <text:p>Loai VI</text:p>
          </table:table-cell>
          <table:table-cell table:style-name="pd1" office:value-type="string" office:value="Loai VII">
            <text:p>Loai VII</text:p>
          </table:table-cell>
          <table:table-cell table:style-name="pd1" office:value-type="string" office:value="Loai">
            <text:p>Loai</text:p>
          </table:table-cell>
          <table:table-cell table:style-name="pd1" office:value-type="string" office:value="Result">
            <text:p>Resul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TVAA0501">
            <text:p>TVAA05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TVAA0503">
            <text:p>TVAA05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TVAA0508">
            <text:p>TVAA05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TVAA0509">
            <text:p>TVAA05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TVAA0602">
            <text:p>TVAA06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TVAA0610">
            <text:p>TVAA06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TVAA0705">
            <text:p>TVAA07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TVAA0707">
            <text:p>TVAA07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TVAA0708">
            <text:p>TVAA07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TVAA0904">
            <text:p>TVAA09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TVAA0907">
            <text:p>TVAA09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TVAA1001">
            <text:p>TVAA10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TVAA1003">
            <text:p>TVAA10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TVAB0202">
            <text:p>TVAB02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TVAB0203">
            <text:p>TVAB02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TVAB0205">
            <text:p>TVAB02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TVAB0310">
            <text:p>TVAB03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TVAB0401">
            <text:p>TVAB04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TVAB0402">
            <text:p>TVAB04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TVAB0403">
            <text:p>TVAB04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TVAB0404">
            <text:p>TVAB04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TVAB0504">
            <text:p>TVAB05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TVAB0505">
            <text:p>TVAB05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TVAB0508">
            <text:p>TVAB05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TVAB0509">
            <text:p>TVAB05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TVAB0510">
            <text:p>TVAB05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TVAB0605">
            <text:p>TVAB06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TVAB0607">
            <text:p>TVAB06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TVAB0702">
            <text:p>TVAB07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TVAB0704">
            <text:p>TVAB07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TVAB0803">
            <text:p>TVAB08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TVAB0804">
            <text:p>TVAB08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TVAB0806">
            <text:p>TVAB0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TVAB0807">
            <text:p>TVAB08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string" office:value="TVBA0108">
            <text:p>TVBA01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string" office:value="TVBA0206">
            <text:p>TVBA02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string" office:value="TVBA0304">
            <text:p>TVBA03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string" office:value="TVBA0306">
            <text:p>TVBA03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string" office:value="TVBA0308">
            <text:p>TVBA03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string" office:value="TVBA0309">
            <text:p>TVBA03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string" office:value="TVBA0310">
            <text:p>TVBA03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string" office:value="TVBA0407">
            <text:p>TVBA04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string" office:value="TVBA0408">
            <text:p>TVBA04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string" office:value="TVBA0507">
            <text:p>TVBA05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string" office:value="TVBA0602">
            <text:p>TVBA06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string" office:value="TVBA0603">
            <text:p>TVBA06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string" office:value="TVBA0606">
            <text:p>TVBA06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string" office:value="TVBA0701">
            <text:p>TVBA07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string" office:value="TVBA0705">
            <text:p>TVBA07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string" office:value="TVBA0707">
            <text:p>TVBA07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string" office:value="TVBA0805">
            <text:p>TVBA08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string" office:value="TVBA0806">
            <text:p>TVBA0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string" office:value="TVBA0808">
            <text:p>TVBA08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string" office:value="TVBA0809">
            <text:p>TVBA08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string" office:value="TVBB0110">
            <text:p>TVBB01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string" office:value="TVBB0204">
            <text:p>TVBB02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string" office:value="TVBB0303">
            <text:p>TVBB03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string" office:value="TVBB0304">
            <text:p>TVBB03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string" office:value="TVBB0309">
            <text:p>TVBB03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string" office:value="TVBB0310">
            <text:p>TVBB03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string" office:value="TVBB0406">
            <text:p>TVBB04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string" office:value="TVBB0505">
            <text:p>TVBB05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string" office:value="TVBB0510">
            <text:p>TVBB05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string" office:value="TVBB0602">
            <text:p>TVBB06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string" office:value="TVBB0603">
            <text:p>TVBB06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string" office:value="TVBB0604">
            <text:p>TVBB060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string" office:value="TVBB0605">
            <text:p>TVBB06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string" office:value="TVBB0606">
            <text:p>TVBB06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string" office:value="TVBB0607">
            <text:p>TVBB06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string" office:value="TVBB0702">
            <text:p>TVBB07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string" office:value="TVBB0703">
            <text:p>TVBB07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string" office:value="TVBB0704">
            <text:p>TVBB07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string" office:value="TVBB0705">
            <text:p>TVBB07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string" office:value="TVBB0708">
            <text:p>TVBB07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string" office:value="TVBB0709">
            <text:p>TVBB070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string" office:value="TVBB0710">
            <text:p>TVBB07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string" office:value="TVBB0802">
            <text:p>TVBB08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string" office:value="TVBB0804">
            <text:p>TVBB08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string" office:value="TVBB0901">
            <text:p>TVBB09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string" office:value="TVBB0906">
            <text:p>TVBB09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string" office:value="TVBB0907">
            <text:p>TVBB09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string" office:value="TVBB0908">
            <text:p>TVBB09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string" office:value="TVBB0909">
            <text:p>TVBB09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string" office:value="TVBB1004">
            <text:p>TVBB10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string" office:value="TVBB1007">
            <text:p>TVBB10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string" office:value="TVBB1101">
            <text:p>TVBB11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string" office:value="TVBB1102">
            <text:p>TVBB11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string" office:value="TVBB1104">
            <text:p>TVBB11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string" office:value="TVBB1105">
            <text:p>TVBB11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string" office:value="TVBB1107">
            <text:p>TVBB11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string" office:value="TVBB1204">
            <text:p>TVBB12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string" office:value="TVBB1205">
            <text:p>TVBB12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string" office:value="TVBB1206">
            <text:p>TVBB12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string" office:value="TVBB1207">
            <text:p>TVBB12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string" office:value="TVBB1209">
            <text:p>TVBB12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string" office:value="TVBC0103">
            <text:p>TVBC01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string" office:value="TVBC0104">
            <text:p>TVBC01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string" office:value="TVBC0105">
            <text:p>TVBC01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string" office:value="TVBC0203">
            <text:p>TVBC02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string" office:value="TVBC0204">
            <text:p>TVBC02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string" office:value="TVBC0205">
            <text:p>TVBC02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string" office:value="TVBC0304">
            <text:p>TVBC03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string" office:value="TVBC0305">
            <text:p>TVBC03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string" office:value="TVBC0401">
            <text:p>TVBC04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string" office:value="TVBC0402">
            <text:p>TVBC0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string" office:value="TVBC0403">
            <text:p>TVBC04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string" office:value="TVBC0502">
            <text:p>TVBC05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string" office:value="TVBC0503">
            <text:p>TVBC05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string" office:value="TVBC0504">
            <text:p>TVBC05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string" office:value="TVBC0602">
            <text:p>TVBC06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string" office:value="TVBC0603">
            <text:p>TVBC06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string" office:value="TVBC0604">
            <text:p>TVBC06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string" office:value="TVBC0701">
            <text:p>TVBC07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string" office:value="TVBC0703">
            <text:p>TVBC07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string" office:value="TVBC0704">
            <text:p>TVBC07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string" office:value="TVBC0705">
            <text:p>TVBC07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string" office:value="TVBC0801">
            <text:p>TVBC08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string" office:value="TVBC0802">
            <text:p>TVBC08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string" office:value="TVBC0803">
            <text:p>TVBC08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string" office:value="TVBC0902">
            <text:p>TVBC09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string" office:value="TVBC0903">
            <text:p>TVBC09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string" office:value="TVBC1102">
            <text:p>TVBC11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string" office:value="TVBC1103">
            <text:p>TVBC11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string" office:value="TVCA0103">
            <text:p>TVCA01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string" office:value="TVCA0105">
            <text:p>TVCA01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string" office:value="TVCA0201">
            <text:p>TVCA02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string" office:value="TVCA0206">
            <text:p>TVCA02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string" office:value="TVCA0208">
            <text:p>TVCA02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string" office:value="TVCA0304">
            <text:p>TVCA03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string" office:value="TVCA0402">
            <text:p>TVCA04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string" office:value="TVCA0403">
            <text:p>TVCA04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string" office:value="TVCA0404">
            <text:p>TVCA04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string" office:value="TVCA0408">
            <text:p>TVCA04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string" office:value="TVCA0508">
            <text:p>TVCA05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string" office:value="TVCA0510">
            <text:p>TVCA05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string" office:value="TVCA0602">
            <text:p>TVCA06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string" office:value="TVCA0603">
            <text:p>TVCA06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string" office:value="TVCA0604">
            <text:p>TVCA06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string" office:value="TVCA0702">
            <text:p>TVCA07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string" office:value="TVCA0703">
            <text:p>TVCA07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string" office:value="TVCA0704">
            <text:p>TVCA07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string" office:value="TVCA0707">
            <text:p>TVCA07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string" office:value="TVCA0708">
            <text:p>TVCA07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string" office:value="TVCA0710">
            <text:p>TVCA07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string" office:value="TVCA0802">
            <text:p>TVCA08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string" office:value="TVCA0904">
            <text:p>TVCA09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string" office:value="TVCA0908">
            <text:p>TVCA09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string" office:value="TVCA0909">
            <text:p>TVCA090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string" office:value="TVCA0910">
            <text:p>TVCA09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string" office:value="TVCA1001">
            <text:p>TVCA10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string" office:value="TVCA1006">
            <text:p>TVCA10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string" office:value="TVCA1008">
            <text:p>TVCA10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string" office:value="TVCA1009">
            <text:p>TVCA10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string" office:value="TVCB0102">
            <text:p>TVCB01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string" office:value="TVCB0103">
            <text:p>TVCB01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string" office:value="TVCB0106">
            <text:p>TVCB01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string" office:value="TVCB0107">
            <text:p>TVCB01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string" office:value="TVCB0108">
            <text:p>TVCB01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string" office:value="TVCB0109">
            <text:p>TVCB01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string" office:value="TVCB0206">
            <text:p>TVCB02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string" office:value="TVCB0210">
            <text:p>TVCB02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string" office:value="TVCB0302">
            <text:p>TVCB03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string" office:value="TVCB0304">
            <text:p>TVCB03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string" office:value="TVCB0305">
            <text:p>TVCB03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string" office:value="TVCB0306">
            <text:p>TVCB03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string" office:value="TVCB0307">
            <text:p>TVCB03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string" office:value="TVCB0309">
            <text:p>TVCB03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string" office:value="TVCB0402">
            <text:p>TVCB04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string" office:value="TVCB0403">
            <text:p>TVCB04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string" office:value="TVCB0406">
            <text:p>TVCB04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string" office:value="TVCB0408">
            <text:p>TVCB04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string" office:value="TVCB0410">
            <text:p>TVCB04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string" office:value="TVCB0503">
            <text:p>TVCB05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string" office:value="TVCB0505">
            <text:p>TVCB05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string" office:value="TVCB0506">
            <text:p>TVCB05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string" office:value="TVCB0508">
            <text:p>TVCB05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string" office:value="TVCB0509">
            <text:p>TVCB050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string" office:value="TVCB0603">
            <text:p>TVCB06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string" office:value="TVCB0608">
            <text:p>TVCB06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string" office:value="TVCB0609">
            <text:p>TVCB06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string" office:value="TVCB0701">
            <text:p>TVCB07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string" office:value="TVCB0703">
            <text:p>TVCB07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string" office:value="TVCB0706">
            <text:p>TVCB07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string" office:value="TVCB0709">
            <text:p>TVCB07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string" office:value="TVCB0802">
            <text:p>TVCB08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string" office:value="TVCB0804">
            <text:p>TVCB08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string" office:value="TVCB0806">
            <text:p>TVCB0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string" office:value="TVCB0807">
            <text:p>TVCB08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string" office:value="TVCB0808">
            <text:p>TVCB08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string" office:value="TVCB0809">
            <text:p>TVCB08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string" office:value="TVCB0902">
            <text:p>TVCB09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string" office:value="TVCB0903">
            <text:p>TVCB09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string" office:value="TVCB0904">
            <text:p>TVCB09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string" office:value="TVCB0905">
            <text:p>TVCB09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string" office:value="TVCB0907">
            <text:p>TVCB09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string" office:value="TVCB0908">
            <text:p>TVCB09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string" office:value="TVCB0910">
            <text:p>TVCB09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string" office:value="TVCB1001">
            <text:p>TVCB1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string" office:value="TVCB1005">
            <text:p>TVCB10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string" office:value="TVCB1008">
            <text:p>TVCB1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string" office:value="TVCB1009">
            <text:p>TVCB10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string" office:value="TVCB1010">
            <text:p>TVCB10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string" office:value="TVCB1102">
            <text:p>TVCB11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string" office:value="TVCB1104">
            <text:p>TVCB11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string" office:value="TVCB1106">
            <text:p>TVCB11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string" office:value="TVCB1108">
            <text:p>TVCB11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string" office:value="TVCB1109">
            <text:p>TVCB11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string" office:value="TVCC0103">
            <text:p>TVCC01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string" office:value="TVCC0107">
            <text:p>TVCC01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string" office:value="TVCC0202">
            <text:p>TVCC02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string" office:value="TVCC0206">
            <text:p>TVCC02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string" office:value="TVCC0208">
            <text:p>TVCC02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string" office:value="TVCC0210">
            <text:p>TVCC02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string" office:value="TVCC0308">
            <text:p>TVCC03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string" office:value="TVCC0408">
            <text:p>TVCC04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string" office:value="TVCC0506">
            <text:p>TVCC05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string" office:value="TVCC0507">
            <text:p>TVCC05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string" office:value="TVCC0510">
            <text:p>TVCC05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string" office:value="TVCC0603">
            <text:p>TVCC06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string" office:value="TVCC0604">
            <text:p>TVCC06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string" office:value="TVCC0605">
            <text:p>TVCC06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string" office:value="TVCC0608">
            <text:p>TVCC06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string" office:value="TVCC0702">
            <text:p>TVCC07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string" office:value="TVCC0705">
            <text:p>TVCC07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string" office:value="TVCC0804">
            <text:p>TVCC08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string" office:value="TVCC0805">
            <text:p>TVCC08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string" office:value="TVCC0908">
            <text:p>TVCC09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string" office:value="TVCC0910">
            <text:p>TVCC09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string" office:value="TVCC1002">
            <text:p>TVCC10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string" office:value="TVCC1005">
            <text:p>TVCC10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string" office:value="TVCC1006">
            <text:p>TVCC10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string" office:value="TVCC1007">
            <text:p>TVCC10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string" office:value="TVCC1008">
            <text:p>TVCC10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string" office:value="TVCC1009">
            <text:p>TVCC10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string" office:value="TVCC1010">
            <text:p>TVCC10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string" office:value="TVDA0110">
            <text:p>TVDA01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string" office:value="TVDA0209">
            <text:p>TVDA02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string" office:value="TVDA0307">
            <text:p>TVDA03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string" office:value="TVDA0308">
            <text:p>TVDA03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string" office:value="TVDA0310">
            <text:p>TVDA03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string" office:value="TVDA0406">
            <text:p>TVDA04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string" office:value="TVDA0409">
            <text:p>TVDA04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string" office:value="TVDA0503">
            <text:p>TVDA05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string" office:value="TVDA0504">
            <text:p>TVDA05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string" office:value="TVDA0509">
            <text:p>TVDA05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string" office:value="TVDA0601">
            <text:p>TVDA06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string" office:value="TVDA0602">
            <text:p>TVDA06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string" office:value="TVDA0603">
            <text:p>TVDA06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string" office:value="TVDA0605">
            <text:p>TVDA06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string" office:value="TVDA0606">
            <text:p>TVDA06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string" office:value="TVDA0607">
            <text:p>TVDA06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string" office:value="TVDA0608">
            <text:p>TVDA06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string" office:value="TVDA0609">
            <text:p>TVDA06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string" office:value="TVDA0610">
            <text:p>TVDA06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string" office:value="TVDA0701">
            <text:p>TVDA07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string" office:value="TVDA0801">
            <text:p>TVDA08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string" office:value="TVDA0802">
            <text:p>TVDA08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string" office:value="TVDA0804">
            <text:p>TVDA08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string" office:value="TVDA0808">
            <text:p>TVDA08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string" office:value="TVDA0809">
            <text:p>TVDA08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string" office:value="TVDA0810">
            <text:p>TVDA08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string" office:value="TVDA0902">
            <text:p>TVDA09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string" office:value="TVDA0905">
            <text:p>TVDA09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string" office:value="TVDA0909">
            <text:p>TVDA09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string" office:value="TVDA0910">
            <text:p>TVDA09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string" office:value="TVDA1003">
            <text:p>TVDA10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string" office:value="TVDA1006">
            <text:p>TVDA10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string" office:value="TVDA1008">
            <text:p>TVDA10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string" office:value="TVDA1009">
            <text:p>TVDA10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string" office:value="TVDB0101">
            <text:p>TVDB01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string" office:value="TVDB0103">
            <text:p>TVDB010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string" office:value="TVDB0105">
            <text:p>TVDB01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string" office:value="TVDB0106">
            <text:p>TVDB01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string" office:value="TVDB0107">
            <text:p>TVDB01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string" office:value="TVDB0108">
            <text:p>TVDB01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string" office:value="TVDB0201">
            <text:p>TVDB02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string" office:value="TVDB0204">
            <text:p>TVDB02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string" office:value="TVDB0208">
            <text:p>TVDB02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string" office:value="TVDB0305">
            <text:p>TVDB03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string" office:value="TVDB0402">
            <text:p>TVDB04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string" office:value="TVDB0403">
            <text:p>TVDB04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string" office:value="TVDB0404">
            <text:p>TVDB04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string" office:value="TVDB0405">
            <text:p>TVDB04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string" office:value="TVDB0406">
            <text:p>TVDB04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string" office:value="TVDB0407">
            <text:p>TVDB04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string" office:value="TVDB0408">
            <text:p>TVDB04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string" office:value="TVDB0503">
            <text:p>TVDB05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string" office:value="TVDB0504">
            <text:p>TVDB05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string" office:value="TVDB0506">
            <text:p>TVDB05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string" office:value="TVDB0507">
            <text:p>TVDB050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string" office:value="TVDB0508">
            <text:p>TVDB05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string" office:value="TVDB0601">
            <text:p>TVDB06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string" office:value="TVDB0602">
            <text:p>TVDB06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string" office:value="TVDB0603">
            <text:p>TVDB06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string" office:value="TVDB0605">
            <text:p>TVDB06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string" office:value="TVDB0607">
            <text:p>TVDB06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string" office:value="TVDB0609">
            <text:p>TVDB06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string" office:value="TVDB0703">
            <text:p>TVDB07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string" office:value="TVDB0704">
            <text:p>TVDB07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string" office:value="TVDB0705">
            <text:p>TVDB07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string" office:value="TVDB0706">
            <text:p>TVDB07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string" office:value="TVDB0707">
            <text:p>TVDB07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string" office:value="TVDB0710">
            <text:p>TVDB07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string" office:value="TVDB0804">
            <text:p>TVDB08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string" office:value="TVDB0808">
            <text:p>TVDB08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string" office:value="TVDB0809">
            <text:p>TVDB08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string" office:value="TVDB0810">
            <text:p>TVDB08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string" office:value="TVDB0902">
            <text:p>TVDB090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string" office:value="TVDB0903">
            <text:p>TVDB09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string" office:value="TVDB0905">
            <text:p>TVDB09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string" office:value="TVDB0907">
            <text:p>TVDB09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string" office:value="TVDB0908">
            <text:p>TVDB09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string" office:value="TVDB0909">
            <text:p>TVDB09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string" office:value="TVDC0102">
            <text:p>TVDC01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string" office:value="TVDC0104">
            <text:p>TVDC01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string" office:value="TVDC0105">
            <text:p>TVDC01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string" office:value="TVDC0203">
            <text:p>TVDC02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string" office:value="TVDC0204">
            <text:p>TVDC02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string" office:value="TVDC0304">
            <text:p>TVDC03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string" office:value="TVDC0305">
            <text:p>TVDC03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string" office:value="TVDC0401">
            <text:p>TVDC04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string" office:value="TVDC0403">
            <text:p>TVDC04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string" office:value="TVDC0404">
            <text:p>TVDC04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string" office:value="TVDC0405">
            <text:p>TVDC04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string" office:value="TVDC0501">
            <text:p>TVDC050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string" office:value="TVDC0504">
            <text:p>TVDC05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string" office:value="TVDC0602">
            <text:p>TVDC06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string" office:value="TVDC0603">
            <text:p>TVDC06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string" office:value="TVDC0704">
            <text:p>TVDC07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string" office:value="TVDC0802">
            <text:p>TVDC08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string" office:value="YCA01001">
            <text:p>YCA010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string" office:value="YCA01002">
            <text:p>YCA010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string" office:value="YCA01003">
            <text:p>YCA010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string" office:value="YCA01004">
            <text:p>YCA010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string" office:value="YCA01005">
            <text:p>YCA0100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string" office:value="YCA02007">
            <text:p>YCA020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string" office:value="YCA02008">
            <text:p>YCA020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string" office:value="YCA02009">
            <text:p>YCA0200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string" office:value="YCA02010">
            <text:p>YCA020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string" office:value="YCA02011">
            <text:p>YCA020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string" office:value="YCA02012">
            <text:p>YCA020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string" office:value="YCA03013">
            <text:p>YCA0301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string" office:value="YCA03017">
            <text:p>YCA0301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string" office:value="YCA03018">
            <text:p>YCA030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string" office:value="YCA04019">
            <text:p>YCA0401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string" office:value="YCA04020">
            <text:p>YCA0402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string" office:value="YCA04021">
            <text:p>YCA0402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string" office:value="YCA04022">
            <text:p>YCA0402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string" office:value="YCA04023">
            <text:p>YCA0402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string" office:value="YCA04024">
            <text:p>YCA0402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string" office:value="YCA05025">
            <text:p>YCA0502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string" office:value="YCA05026">
            <text:p>YCA0502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string" office:value="YCA05027">
            <text:p>YCA050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string" office:value="YCA05028">
            <text:p>YCA050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string" office:value="YCA05030">
            <text:p>YCA0503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string" office:value="YCA06033">
            <text:p>YCA0603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string" office:value="YCA06034">
            <text:p>YCA0603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string" office:value="YCA06035">
            <text:p>YCA0603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string" office:value="YCA06036">
            <text:p>YCA0603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string" office:value="YCA07073">
            <text:p>YCA0707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string" office:value="YCA07074">
            <text:p>YCA0707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string" office:value="YCA07075">
            <text:p>YCA070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string" office:value="YCA07076">
            <text:p>YCA070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string" office:value="YCA07077">
            <text:p>YCA070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string" office:value="YCA07078">
            <text:p>YCA0707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string" office:value="YCA08079">
            <text:p>YCA0807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string" office:value="YCA08080">
            <text:p>YCA0808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string" office:value="YCA08081">
            <text:p>YCA0808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string" office:value="YCA08082">
            <text:p>YCA0808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string" office:value="YCA08083">
            <text:p>YCA0808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string" office:value="YCA08084">
            <text:p>YCA0808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string" office:value="YCA09139">
            <text:p>YCA0913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string" office:value="YCA10089">
            <text:p>YCA1008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string" office:value="YCA11091">
            <text:p>YCA1109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string" office:value="YCA11092">
            <text:p>YCA110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string" office:value="YCA11095">
            <text:p>YCA1109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string" office:value="YCA11096">
            <text:p>YCA110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string" office:value="YCA12127">
            <text:p>YCA1212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string" office:value="YCA12128">
            <text:p>YCA121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string" office:value="YCA12129">
            <text:p>YCA121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string" office:value="YCA12130">
            <text:p>YCA121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string" office:value="YCA12131">
            <text:p>YCA121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string" office:value="YCA12132">
            <text:p>YCA121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string" office:value="YCB01037">
            <text:p>YCB0103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string" office:value="YCB01038">
            <text:p>YCB010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string" office:value="YCB01039">
            <text:p>YCB0103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string" office:value="YCB01041">
            <text:p>YCB0104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string" office:value="YCB01042">
            <text:p>YCB0104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string" office:value="YCB02043">
            <text:p>YCB0204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string" office:value="YCB02044">
            <text:p>YCB0204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string" office:value="YCB02045">
            <text:p>YCB0204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string" office:value="YCB02046">
            <text:p>YCB0204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string" office:value="YCB02048">
            <text:p>YCB0204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string" office:value="YCB03049">
            <text:p>YCB0304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string" office:value="YCB03050">
            <text:p>YCB0305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string" office:value="YCB03051">
            <text:p>YCB030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string" office:value="YCB03052">
            <text:p>YCB0305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string" office:value="YCB03053">
            <text:p>YCB0305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string" office:value="YCB03054">
            <text:p>YCB030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string" office:value="YCB04055">
            <text:p>YCB0405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string" office:value="YCB04056">
            <text:p>YCB0405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string" office:value="YCB04057">
            <text:p>YCB0405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string" office:value="YCB04058">
            <text:p>YCB0405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string" office:value="YCB04059">
            <text:p>YCB0405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string" office:value="YCB04060">
            <text:p>YCB040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string" office:value="YCB05061">
            <text:p>YCB0506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string" office:value="YCB05062">
            <text:p>YCB050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string" office:value="YCB05063">
            <text:p>YCB050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string" office:value="YCB05064">
            <text:p>YCB0506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string" office:value="YCB05065">
            <text:p>YCB0506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string" office:value="YCB06067">
            <text:p>YCB0606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string" office:value="YCB06068">
            <text:p>YCB060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string" office:value="YCB06069">
            <text:p>YCB0606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string" office:value="YCB06070">
            <text:p>YCB060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string" office:value="YCB06071">
            <text:p>YCB0607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string" office:value="YCB07097">
            <text:p>YCB0709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string" office:value="YCB07098">
            <text:p>YCB0709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string" office:value="YCB07099">
            <text:p>YCB07099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string" office:value="YCB07100">
            <text:p>YCB0710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string" office:value="YCB07101">
            <text:p>YCB0710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string" office:value="YCB07102">
            <text:p>YCB0710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string" office:value="YCB08103">
            <text:p>YCB0810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string" office:value="YCB08104">
            <text:p>YCB0810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string" office:value="YCB08105">
            <text:p>YCB081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string" office:value="YCB08106">
            <text:p>YCB08106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string" office:value="YCB08107">
            <text:p>YCB0810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string" office:value="YCB08108">
            <text:p>YCB0810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string" office:value="YCB10114">
            <text:p>YCB1011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string" office:value="YCB11120">
            <text:p>YCB1112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string" office:value="YCB12123">
            <text:p>YCB121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string" office:value="YCB12124">
            <text:p>YCB1212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